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d71d"/>
    </style:style>
    <style:style style:name="P2" style:family="paragraph" style:parent-style-name="Standard">
      <style:text-properties officeooo:rsid="0016d71d" officeooo:paragraph-rsid="0016d71d"/>
    </style:style>
    <style:style style:name="P3" style:family="paragraph" style:parent-style-name="Standard">
      <style:text-properties officeooo:rsid="0016d71d" officeooo:paragraph-rsid="00207a84"/>
    </style:style>
    <style:style style:name="P4" style:family="paragraph" style:parent-style-name="Standard">
      <style:text-properties officeooo:rsid="0016d71d" officeooo:paragraph-rsid="001df2c0"/>
    </style:style>
    <style:style style:name="P5" style:family="paragraph" style:parent-style-name="Standard">
      <style:text-properties officeooo:rsid="0016d71d" officeooo:paragraph-rsid="0020a1d6"/>
    </style:style>
    <style:style style:name="P6" style:family="paragraph" style:parent-style-name="Standard">
      <style:text-properties officeooo:rsid="0016d71d" officeooo:paragraph-rsid="0022a0dd"/>
    </style:style>
    <style:style style:name="P7" style:family="paragraph" style:parent-style-name="Standard">
      <style:text-properties officeooo:rsid="0016d71d" officeooo:paragraph-rsid="0024690e"/>
    </style:style>
    <style:style style:name="P8" style:family="paragraph" style:parent-style-name="Standard">
      <style:text-properties officeooo:paragraph-rsid="0018a939"/>
    </style:style>
    <style:style style:name="P9" style:family="paragraph" style:parent-style-name="Standard">
      <style:text-properties officeooo:paragraph-rsid="00207a84"/>
    </style:style>
    <style:style style:name="P10" style:family="paragraph" style:parent-style-name="Standard">
      <style:text-properties officeooo:rsid="0024690e" officeooo:paragraph-rsid="0025de11"/>
    </style:style>
    <style:style style:name="P11" style:family="paragraph" style:parent-style-name="Standard">
      <style:text-properties officeooo:rsid="0024690e" officeooo:paragraph-rsid="0026aefa"/>
    </style:style>
    <style:style style:name="P12" style:family="paragraph" style:parent-style-name="Standard" style:list-style-name="L1">
      <style:text-properties officeooo:paragraph-rsid="0016d71d"/>
    </style:style>
    <style:style style:name="P13" style:family="paragraph" style:parent-style-name="Standard" style:list-style-name="L1">
      <style:text-properties fo:font-style="normal" officeooo:paragraph-rsid="0016d71d" style:font-style-asian="normal" style:font-style-complex="normal"/>
    </style:style>
    <style:style style:name="T1" style:family="text">
      <style:text-properties officeooo:rsid="0016d71d"/>
    </style:style>
    <style:style style:name="T2" style:family="text">
      <style:text-properties fo:font-size="13pt" fo:language="ca" fo:country="ES" fo:font-weight="normal" officeooo:rsid="00098376" style:font-size-asian="11.3500003814697pt" style:font-weight-asian="normal" style:font-size-complex="13pt" style:font-weight-complex="normal"/>
    </style:style>
    <style:style style:name="T3" style:family="text">
      <style:text-properties fo:font-size="13pt" fo:language="ca" fo:country="ES" fo:font-weight="normal" officeooo:rsid="0016d71d" style:font-size-asian="11.3500003814697pt" style:font-weight-asian="normal" style:font-size-complex="13pt" style:font-weight-complex="normal"/>
    </style:style>
    <style:style style:name="T4" style:family="text">
      <style:text-properties fo:font-size="13pt" fo:language="ca" fo:country="ES" fo:font-style="italic" fo:font-weight="normal" officeooo:rsid="001004fe" style:font-size-asian="11.3500003814697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size="13pt" fo:language="ca" fo:country="ES" fo:font-style="italic" fo:font-weight="normal" officeooo:rsid="0013a204" style:font-size-asian="11.3500003814697pt" style:font-style-asian="italic" style:font-weight-asian="normal" style:font-size-complex="13pt" style:font-style-complex="italic" style:font-weight-complex="normal"/>
    </style:style>
    <style:style style:name="T6" style:family="text">
      <style:text-properties officeooo:rsid="0018a939"/>
    </style:style>
    <style:style style:name="T7" style:family="text">
      <style:text-properties officeooo:rsid="001b4930"/>
    </style:style>
    <style:style style:name="T8" style:family="text">
      <style:text-properties officeooo:rsid="001df2c0"/>
    </style:style>
    <style:style style:name="T9" style:family="text">
      <style:text-properties officeooo:rsid="00207a84"/>
    </style:style>
    <style:style style:name="T10" style:family="text">
      <style:text-properties officeooo:rsid="0020a1d6"/>
    </style:style>
    <style:style style:name="T11" style:family="text">
      <style:text-properties officeooo:rsid="0022a0dd"/>
    </style:style>
    <style:style style:name="T12" style:family="text">
      <style:text-properties officeooo:rsid="0024690e"/>
    </style:style>
    <style:style style:name="T13" style:family="text">
      <style:text-properties officeooo:rsid="0025de11"/>
    </style:style>
    <style:style style:name="T14" style:family="text">
      <style:text-properties officeooo:rsid="0026ae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GRAFIA</text:p>
      <text:p text:style-name="P2"/>
      <text:p text:style-name="P9"><text:a xlink:type="simple" xlink:href="http://www.vandal.net/noticia/38108/los-videojuegos-siguen-siendo-el-principal-mercado-del-ocio-audiovisual-en-espana/"><text:span text:style-name="T9">http://www.vandal.net/noticia/38108/los-videojuegos-siguen-siendo-el-principal-mercado-del-ocio-audiovisual-en-espana/</text:span></text:a></text:p>
      <text:p text:style-name="P8"><text:a xlink:type="simple" xlink:href="http://pyspanishdoc.sourceforge.net/tut/node8.html"><text:span text:style-name="T1">http://pyspanishdoc.sourceforge.net/tut/node8.html</text:span></text:a><text:span text:style-name="T1"> </text:span></text:p>
      <text:p text:style-name="P8"><text:a xlink:type="simple" xlink:href="http://pycartagena.pbworks.com/w/page/37765255/Módulos"><text:span text:style-name="T6">http://pycartagena.pbworks.com/w/page/37765255/M</text:span></text:a><text:a xlink:type="simple" xlink:href="http://pycartagena.pbworks.com/w/page/37765255/Módulos"><text:span text:style-name="T10">ó</text:span></text:a><text:a xlink:type="simple" xlink:href="http://pycartagena.pbworks.com/w/page/37765255/Módulos"><text:span text:style-name="T6">dulos</text:span></text:a><text:span text:style-name="T6"> </text:span><text:span text:style-name="T1">(mòduls)</text:span></text:p>
      <text:p text:style-name="P1"><text:a xlink:type="simple" xlink:href="http://docs.python.org/dev/reference/import.html"><text:span text:style-name="T1">http://docs.python.org/dev/reference/import.html</text:span></text:a><text:span text:style-name="T1"> (import)</text:span></text:p>
      <text:p text:style-name="P3"><text:a xlink:type="simple" xlink:href="http://es.wikipedia.org/wiki/Historia_de_los_videojuegos"><text:span text:style-name="T9">http://es.wikipedia.org/wiki/Historia_de_los_videojuegos</text:span></text:a><text:span text:style-name="T7"> (història)</text:span></text:p>
      <text:p text:style-name="P4"><text:a xlink:type="simple" xlink:href="http://www.blender.org/"><text:span text:style-name="T8">http://www.blender.org/</text:span></text:a></text:p>
      <text:p text:style-name="P5"><text:a xlink:type="simple" xlink:href="http://es.wikipedia.org/wiki/Rasterización"><text:span text:style-name="T10">http://es.wikipedia.org/wiki/Rasterización</text:span></text:a></text:p>
      <text:p text:style-name="P6"><text:a xlink:type="simple" xlink:href="http://es.wikipedia.org/wiki/GNU/Linux"><text:span text:style-name="T11">http://es.wikipedia.org/wiki/GNU/Linux</text:span></text:a></text:p>
      <text:p text:style-name="P7"><text:a xlink:type="simple" xlink:href="http://es.wikipedia.org/wiki/Núcleo_Linux"><text:span text:style-name="T12">http://es.wikipedia.org/wiki/Núcleo_Linux</text:span></text:a></text:p>
      <text:p text:style-name="P10"><text:a xlink:type="simple" xlink:href="http://es.wikipedia.org/wiki/Game_engine"><text:span text:style-name="T13">http://es.wikipedia.org/wiki/Game_engine</text:span></text:a></text:p>
      <text:p text:style-name="P10"><text:a xlink:type="simple" xlink:href="http://ca.wikipedia.org/wiki/Programari_lliure"><text:span text:style-name="T13">http://ca.wikipedia.org/wiki/Programari_lliure</text:span></text:a></text:p>
      <text:p text:style-name="P11"><text:a xlink:type="simple" xlink:href="http://es.wikipedia.org/wiki/Rendering"><text:span text:style-name="T14">http://es.wikipedia.org/wiki/Rendering</text:span></text:a></text:p>
      <text:p text:style-name="P11"><text:span text:style-name="T14"/></text:p>
      <text:p text:style-name="P2"/>
      <text:p text:style-name="P2">Tutorials:</text:p>
      <text:list xml:id="list9647208071" text:style-name="L1">
        <text:list-item>
          <text:p text:style-name="P12"><text:span text:style-name="T1">Modelatge: </text:span><text:a xlink:type="simple" xlink:href="http://www.youtube.com/watch?v=wcNukwr3b5w&amp;list=PL7Z1KKHB1pIFyPS4M_LautLOgISrDQ2HE">http://www.youtube.com/watch?v=wcNukwr3b5w&amp;list=PL7Z1KKHB1pIFyPS4M_LautLOgISrDQ2HE</text:a><text:span text:style-name="T2"> , </text:span><text:a xlink:type="simple" xlink:href="http://cgcookie.com/blender/lessons/3-modeling/">http://cgcookie.com/blender/lessons/3-modeling/</text:a><text:span text:style-name="T2"> </text:span></text:p>
        </text:list-item>
        <text:list-item>
          <text:p text:style-name="P12"><text:span text:style-name="T3">Primer Game Engine: <text:s/></text:span><text:a xlink:type="simple" xlink:href="http://www.youtube.com/watch?v=lJRhwDmteI0"><text:span text:style-name="T4">http://www.youtube.com/watch?v=lJRhwDmteI0</text:span></text:a></text:p>
        </text:list-item>
        <text:list-item>
          <text:p text:style-name="P13"><text:span text:style-name="T3">Joc del Laberint: </text:span><text:a xlink:type="simple" xlink:href="http://en.wikibooks.org/wiki/Blender_3D:_Noob_to_Pro/An_aMAZEing_game_engine_tutorial"><text:span text:style-name="T5">http://en.wikibooks.org/wiki/Blender_3D:_Noob_to_Pro/An_aMAZEing_game_engine_tutoria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6T17:54:55</meta:creation-date>
    <dc:date>2013-11-04T07:22:13</dc:date>
    <meta:editing-duration>PT38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1" meta:paragraph-count="17" meta:word-count="32" meta:character-count="959" meta:non-whitespace-character-count="944"/>
  </office:meta>
</office:document-meta>
</file>